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font-size="14pt" fo:language="ru" fo:country="RU" style:font-name-asian="Times New Roman3" style:font-size-asian="14pt" style:font-name-complex="Times New Roman3" style:font-size-complex="14pt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Times New Roman3" style:font-weight-asian="bold" style:font-name-complex="Times New Roman3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19.png" xlink:type="simple" xlink:show="embed" xlink:actuate="onLoad"/></draw:frame></text:p>
          </table:table-cell>
          <table:table-cell table:style-name="Table1.B1" office:value-type="string">
            <text:h text:style-name="P4" text:outline-level="1">Мультиплекс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<text:span text:style-name="T1">C</text:span>и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1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6">Блок </text:span><text:span text:style-name="T10">векторизован</text:span><text:span text:style-name="T14">, реализует “сжатие” нескольких </text:span><text:span text:style-name="T12">скалярных</text:span><text:span text:style-name="T14"> или </text:span><text:span text:style-name="T12">векторных</text:span><text:span text:style-name="T14"> входных сигналов в один векторный </text:span>выходной<text:span text:style-name="T14"> сигнал типа “шина” данных. Размерность выходного вектора равна сумме размерностей входов.</text:span></text:p>
            <text:p text:style-name="P5"><text:span text:style-name="T9">Свойств</text:span><text:span text:style-name="T8">о</text:span>:</text:p>
            <text:list xml:id="list5314272425282392985" text:style-name="L1">
              <text:list-item>
                <text:p text:style-name="P8">Количество портов –<text:span text:style-name="T1"> </text:span><text:span text:style-name="T7">количество входных сигналов блока</text:span>.</text:p>
              </text:list-item>
            </text:list>
            <text:p text:style-name="P6"><text:span text:style-name="T13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9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личество портов</text:p>
                </table:table-cell>
                <table:table-cell table:style-name="Таблица1.B3" office:value-type="string">
                  <text:p text:style-name="P6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9">Именованное</text:span><text:span text:style-name="T13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личество портов</text:p>
                </table:table-cell>
                <table:table-cell table:style-name="Таблица1.B3" office:value-type="string">
                  <text:p text:style-name="P6">[<text:span text:style-name="T1">n3</text:span>]</text:p>
                </table:table-cell>
              </table:table-row>
            </table:table>
            <text:p text:style-name="P5"><text:span text:style-name="T9">Примечания</text:span>:</text:p>
            <text:list xml:id="list2537466218781787791" text:style-name="L2">
              <text:list-item>
                <text:p text:style-name="P9">Блок формирует <text:span text:style-name="T11">один</text:span> выходной сигнал.</text:p>
              </text:list-item>
              <text:list-item>
                <text:p text:style-name="P10"><text:span text:style-name="T2">Именованные свойства </text:span><text:span text:style-name="T15">могут быть заданы </text:span><text:span text:style-name="T2">как </text:span><text:span text:style-name="T5">локальные</text:span><text:span text:style-name="T2"> переменные модели (субмодели) во вкладке </text:span><text:span text:style-name="T5">Параметры,</text:span><text:span text:style-name="T2"> как </text:span><text:span text:style-name="T5">глобальные</text:span><text:span text:style-name="T2"> сигналы проекта при помощи пункта главного меню </text:span><text:span text:style-name="T11">Сервис</text:span><text:span text:style-name="T2"> </text:span><text:span text:style-name="T3">→</text:span><text:span text:style-name="T4"> </text:span><text:span text:style-name="T6">Сигналы,</text:span><text:span text:style-name="T2"> </text:span><text:span text:style-name="T15">или как </text:span><text:span text:style-name="T11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ультиплексор</dc:title>
    <dc:date>2014-12-01T12:17:16.41</dc:date>
    <meta:generator>OpenOffice/4.1.1$Win32 OpenOffice.org_project/411m6$Build-9775</meta:generator>
    <meta:editing-duration>PT2H7M35S</meta:editing-duration>
    <meta:editing-cycles>52</meta:editing-cycles>
    <meta:document-statistic meta:table-count="2" meta:image-count="2" meta:object-count="0" meta:page-count="1" meta:paragraph-count="23" meta:word-count="109" meta:character-count="805"/>
  </office:meta>
</office:document-meta>
</file>